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25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24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23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2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21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21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20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20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19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18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18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17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17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17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16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16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16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15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15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15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1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14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14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1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13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13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13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12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12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11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11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11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10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10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0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09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09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09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08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08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08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07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07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06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06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06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05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05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05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05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0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04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04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04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03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03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03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0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02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02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02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02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02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02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02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02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01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01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01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00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00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00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00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2000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1999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1999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199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1997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1996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1996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1996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1995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1995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1995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199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1994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1994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1994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1993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1993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199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1992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1992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084</text:p>
          </table:table-cell>
          <table:table-cell office:value-type="string" calcext:value-type="string">
            <text:p>MBMG-129084</text:p>
          </table:table-cell>
          <table:table-cell office:value-type="string" calcext:value-type="string">
            <text:p>1982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06" meta:object-count="0"/>
    <meta:user-defined meta:name="AppVersion">3.0</meta:user-defined>
  </office:meta>
</office:document-meta>
</file>